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f77a" officeooo:paragraph-rsid="001af77a"/>
    </style:style>
    <style:style style:name="P2" style:family="paragraph" style:parent-style-name="Standard">
      <style:paragraph-properties fo:text-align="justify" style:justify-single-word="false"/>
      <style:text-properties officeooo:rsid="001af77a" officeooo:paragraph-rsid="001af7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io Andrés Varón</text:p>
      <text:p text:style-name="P1"><text:a xlink:type="simple" xlink:href="mailto:ma_varon@msn.com">ma_varon@msn.com</text:a> </text:p>
      <text:p text:style-name="P1"/>
      <text:p text:style-name="P1">Descripción</text:p>
      <text:p text:style-name="P1"/>
      <text:p text:style-name="P2">Este programa permite la identificación de entidades en problemas de Named Entity Recognition (NER) utilizando la metodología de ventana (B: Beginning, I: In the middle, O: Out). <text:s/>El programa recibe un archivo csv (separado por comas) de tres columnas, siendo la primera, la columna real de datos de tipo String con los posible valores: <text:s/>B,I,O. <text:s/>La segunda, columna tiene la predicción para el algoritmo de machine learning aplicado al diccionario, la cual es de tipo String con los posibles valores: B,I,O. <text:s/>La tercera columna tiene la predicción para otro algoritmo de machine Learning. En el caso expuesto, se ha utilizado para la primera columna Adaboost sobre Bayes Nativo utilizando clasificación binaria (B vs I_O, I vs B_O, O vs B_I). <text:s/>Para la segunda columna se ha utilizado Adaboost sobre Bayes Nativo utilizando clasificación Multiclase (BvsIvsO).</text:p>
      <text:p text:style-name="P2">El programa permite la comparación uno a uno de cada una de las entidades en el archivo, generando la <text:s/>matriz de confusión. Así mismo, el programa permite la identificación de Entidades de tipo (BIII..) y su comparación contra las predichas, generando así mismo la matriz de confusión.</text:p>
      <text:p text:style-name="P2"/>
      <text:p text:style-name="P2">Un ejemplo de este programa, se puede visualizar así:</text:p>
      <text:p text:style-name="P2"/>
      <text:p text:style-name="P2">El perro de Juan Andrés Gómez juega en el colegio Nueva Granada con otros perros llamados, Toby y Benji.</text:p>
      <text:p text:style-name="P2"/>
      <text:p text:style-name="P2">La clasificación utilizando la metdología de ventana, permite obtener el siguiente resultado:</text:p>
      <text:p text:style-name="P2"><text:s/></text:p>
      <text:p text:style-name="P2">O,O,O,B,I,I,O,O,O,O,B,I,O,O,O,B,O,B.</text:p>
      <text:p text:style-name="P2"/>
      <text:p text:style-name="P2">La predicción utilizando Adaboost binario permite obtener el siguiente resultado:</text:p>
      <text:p text:style-name="P2"/>
      <text:p text:style-name="P2">O,O,O,B,I,O,O,O,O,B,I,O,O,O,B,I,B</text:p>
      <text:p text:style-name="P2"/>
      <text:p text:style-name="P2">El programa compara uno a uno los valores para cada entidad. Así mismo, identifica entidades completas en el primer set de datos y las compara contra el segundo set de datos, tal como:</text:p>
      <text:p text:style-name="P2"/>
      <text:p text:style-name="P2">NE,NE,NE,E,NE,NE,NE,NE,E,NE,NE,NE,E,NE,E.</text:p>
      <text:p text:style-name="P2"/>
      <text:p text:style-name="P2"/>
      <text:p text:style-name="P2"/>
      <text:p text:style-name="P2"/>
      <text:p text:style-name="P2"><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8:32:12.082356220</meta:creation-date>
    <dc:date>2016-07-06T18:51:04.844543612</dc:date>
    <meta:editing-duration>PT12S</meta:editing-duration>
    <meta:editing-cycles>1</meta:editing-cycles>
    <meta:document-statistic meta:table-count="0" meta:image-count="0" meta:object-count="0" meta:page-count="1" meta:paragraph-count="15" meta:word-count="273" meta:character-count="1817" meta:non-whitespace-character-count="1547"/>
    <meta:generator>LibreOffice/4.2.8.2$Linux_X86_64 LibreOffice_project/420m0$Build-2</meta:generator>
  </office:meta>
</office:document-meta>
</file>